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0f97" officeooo:paragraph-rsid="00060f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in</text:p>
      <text:p text:style-name="P1"/>
      <text:p text:style-name="P1">#!/usr/bin/env python3</text:p>
      <text:p text:style-name="P1"># main.py - Test script for School Management System</text:p>
      <text:p text:style-name="P1"/>
      <text:p text:style-name="P1">from school import School</text:p>
      <text:p text:style-name="P1">from student import Student</text:p>
      <text:p text:style-name="P1">from subject import SubjectStudent, create_subject_student</text:p>
      <text:p text:style-name="P1">from grade_calculator import calculate_and_update_grades_for_students, simple_grade_calculation</text:p>
      <text:p text:style-name="P1">from csv_loader import load_all_data</text:p>
      <text:p text:style-name="P1"/>
      <text:p text:style-name="P1"/>
      <text:p text:style-name="P1">def test_manual_creation():</text:p>
      <text:p text:style-name="P1"><text:s text:c="4"/>"""Test manually creating and manipulating objects"""</text:p>
      <text:p text:style-name="P1"><text:s text:c="4"/>print("\n" + "="*50)</text:p>
      <text:p text:style-name="P1"><text:s text:c="4"/>print("TESTING MANUAL OBJECT CREATION")</text:p>
      <text:p text:style-name="P1"><text:s text:c="4"/>print("="*50)</text:p>
      <text:p text:style-name="P1"><text:s text:c="4"/></text:p>
      <text:p text:style-name="P1"><text:s text:c="4"/># Create a school</text:p>
      <text:p text:style-name="P1"><text:s text:c="4"/>print("\n--- Creating School ---")</text:p>
      <text:p text:style-name="P1"><text:s text:c="4"/>greenwood = School(</text:p>
      <text:p text:style-name="P1"><text:s text:c="8"/>name="Greenwood High School",</text:p>
      <text:p text:style-name="P1"><text:s text:c="8"/>address="123 Education Lane, Learning City",</text:p>
      <text:p text:style-name="P1"><text:s text:c="8"/>telephoneNumber="555-LEARN",</text:p>
      <text:p text:style-name="P1"><text:s text:c="8"/>subjects=["Mathematics", "English", "History"]</text:p>
      <text:p text:style-name="P1"><text:s text:c="4"/>)</text:p>
      <text:p text:style-name="P1"><text:s text:c="4"/>print(greenwood)</text:p>
      <text:p text:style-name="P1"><text:s text:c="4"/></text:p>
      <text:p text:style-name="P1"><text:s text:c="4"/># Create a few students</text:p>
      <text:p text:style-name="P1"><text:s text:c="4"/>print("\n--- Creating Students ---")</text:p>
      <text:p text:style-name="P1"><text:s text:c="4"/>alice = Student(</text:p>
      <text:p text:style-name="P1"><text:s text:c="8"/>studentID="ST001",</text:p>
      <text:p text:style-name="P1"><text:s text:c="8"/>fName="Alice",</text:p>
      <text:p text:style-name="P1"><text:s text:c="8"/>mName="Jane",</text:p>
      <text:p text:style-name="P1"><text:s text:c="8"/>lName="Smith",</text:p>
      <text:p text:style-name="P1"><text:s text:c="8"/>age=16,</text:p>
      <text:p text:style-name="P1"><text:s text:c="8"/>addressL1="456 Student Ave",</text:p>
      <text:p text:style-name="P1"><text:s text:c="8"/>addressL2="Apt 3B",</text:p>
      <text:p text:style-name="P1"><text:s text:c="8"/>addressL3="",</text:p>
      <text:p text:style-name="P1"><text:s text:c="8"/>addressPostCode=54321,</text:p>
      <text:p text:style-name="P1"><text:s text:c="8"/>addressCounty="Essex",</text:p>
      <text:p text:style-name="P1"><text:s text:c="8"/>schoolYear="11",</text:p>
      <text:p text:style-name="P1"><text:s text:c="8"/>schoolSubjects=["Mathematics", "English", "History"],</text:p>
      <text:p text:style-name="P1"><text:s text:c="8"/>nameParGar1="Sarah Smith",</text:p>
      <text:p text:style-name="P1"><text:s text:c="8"/>nameParGar2="John Smith",</text:p>
      <text:p text:style-name="P1"><text:s text:c="8"/>contactDetParGar1=5551234567,</text:p>
      <text:p text:style-name="P1"><text:s text:c="8"/>contactDetParGar2=5559876543,</text:p>
      <text:p text:style-name="P1"><text:s text:c="8"/>subject_grades={}</text:p>
      <text:p text:style-name="P1"><text:s text:c="4"/>)</text:p>
      <text:p text:style-name="P1"><text:s text:c="4"/></text:p>
      <text:p text:style-name="P1"><text:s text:c="4"/>bob = Student(</text:p>
      <text:p text:style-name="P1"><text:s text:c="8"/>studentID="ST002",</text:p>
      <text:p text:style-name="P1"><text:soft-page-break/><text:s text:c="8"/>fName="Bob",</text:p>
      <text:p text:style-name="P1"><text:s text:c="8"/>mName="Thomas",</text:p>
      <text:p text:style-name="P1"><text:s text:c="8"/>lName="Jones",</text:p>
      <text:p text:style-name="P1"><text:s text:c="8"/>age=15,</text:p>
      <text:p text:style-name="P1"><text:s text:c="8"/>addressL1="789 Pupil Street",</text:p>
      <text:p text:style-name="P1"><text:s text:c="8"/>addressL2="",</text:p>
      <text:p text:style-name="P1"><text:s text:c="8"/>addressL3="",</text:p>
      <text:p text:style-name="P1"><text:s text:c="8"/>addressPostCode=65432,</text:p>
      <text:p text:style-name="P1"><text:s text:c="8"/>addressCounty="Kent",</text:p>
      <text:p text:style-name="P1"><text:s text:c="8"/>schoolYear="10",</text:p>
      <text:p text:style-name="P1"><text:s text:c="8"/>schoolSubjects=["Mathematics", "History"],</text:p>
      <text:p text:style-name="P1"><text:s text:c="8"/>nameParGar1="Mary Jones",</text:p>
      <text:p text:style-name="P1"><text:s text:c="8"/>nameParGar2="Robert Jones",</text:p>
      <text:p text:style-name="P1"><text:s text:c="8"/>contactDetParGar1=5552345678,</text:p>
      <text:p text:style-name="P1"><text:s text:c="8"/>contactDetParGar2=5558765432,</text:p>
      <text:p text:style-name="P1"><text:s text:c="8"/>subject_grades={}</text:p>
      <text:p text:style-name="P1"><text:s text:c="4"/>)</text:p>
      <text:p text:style-name="P1"><text:s text:c="4"/></text:p>
      <text:p text:style-name="P1"><text:s text:c="4"/># Register students with the school</text:p>
      <text:p text:style-name="P1"><text:s text:c="4"/>print("\n--- Registering Students ---")</text:p>
      <text:p text:style-name="P1"><text:s text:c="4"/>greenwood.register_student(alice)</text:p>
      <text:p text:style-name="P1"><text:s text:c="4"/>greenwood.register_student(bob)</text:p>
      <text:p text:style-name="P1"><text:s text:c="4"/>print(f"School now has {len(greenwood.students)} registered students")</text:p>
      <text:p text:style-name="P1"><text:s text:c="4"/></text:p>
      <text:p text:style-name="P1"><text:s text:c="4"/># Add subject details for students</text:p>
      <text:p text:style-name="P1"><text:s text:c="4"/>print("\n--- Adding Subject Details ---")</text:p>
      <text:p text:style-name="P1"><text:s text:c="4"/></text:p>
      <text:p text:style-name="P1"><text:s text:c="4"/># Add Math details for Alice and Bob using SubjectStudent class</text:p>
      <text:p text:style-name="P1"><text:s text:c="4"/>alice_math = create_subject_student(</text:p>
      <text:p text:style-name="P1"><text:s text:c="8"/>student=alice,</text:p>
      <text:p text:style-name="P1"><text:s text:c="8"/>subject_name="Mathematics",</text:p>
      <text:p text:style-name="P1"><text:s text:c="8"/>level="Advanced",</text:p>
      <text:p text:style-name="P1"><text:s text:c="8"/>class_number="M101",</text:p>
      <text:p text:style-name="P1"><text:s text:c="8"/>teacher="Mr. Thompson",</text:p>
      <text:p text:style-name="P1"><text:s text:c="8"/>last_test_score=92</text:p>
      <text:p text:style-name="P1"><text:s text:c="4"/>)</text:p>
      <text:p text:style-name="P1"><text:s text:c="4"/></text:p>
      <text:p text:style-name="P1"><text:s text:c="4"/>bob_math = create_subject_student(</text:p>
      <text:p text:style-name="P1"><text:s text:c="8"/>student=bob,</text:p>
      <text:p text:style-name="P1"><text:s text:c="8"/>subject_name="Mathematics",</text:p>
      <text:p text:style-name="P1"><text:s text:c="8"/>level="Standard",</text:p>
      <text:p text:style-name="P1"><text:s text:c="8"/>class_number="M102", </text:p>
      <text:p text:style-name="P1"><text:s text:c="8"/>teacher="Ms. Parker",</text:p>
      <text:p text:style-name="P1"><text:s text:c="8"/>last_test_score=85</text:p>
      <text:p text:style-name="P1"><text:s text:c="4"/>)</text:p>
      <text:p text:style-name="P1"><text:s text:c="4"/></text:p>
      <text:p text:style-name="P1"><text:s text:c="4"/># Add English for Alice only</text:p>
      <text:p text:style-name="P1"><text:s text:c="4"/>alice_english = create_subject_student(</text:p>
      <text:p text:style-name="P1"><text:s text:c="8"/>student=alice,</text:p>
      <text:p text:style-name="P1"><text:s text:c="8"/>subject_name="English",</text:p>
      <text:p text:style-name="P1"><text:s text:c="8"/>level="Advanced",</text:p>
      <text:p text:style-name="P1"><text:s text:c="8"/>class_number="E201",</text:p>
      <text:p text:style-name="P1"><text:soft-page-break/><text:s text:c="8"/>teacher="Mrs. Johnson",</text:p>
      <text:p text:style-name="P1"><text:s text:c="8"/>last_test_score=88</text:p>
      <text:p text:style-name="P1"><text:s text:c="4"/>)</text:p>
      <text:p text:style-name="P1"><text:s text:c="4"/></text:p>
      <text:p text:style-name="P1"><text:s text:c="4"/># Add History for both</text:p>
      <text:p text:style-name="P1"><text:s text:c="4"/>alice_history = create_subject_student(</text:p>
      <text:p text:style-name="P1"><text:s text:c="8"/>student=alice,</text:p>
      <text:p text:style-name="P1"><text:s text:c="8"/>subject_name="History",</text:p>
      <text:p text:style-name="P1"><text:s text:c="8"/>level="Standard",</text:p>
      <text:p text:style-name="P1"><text:s text:c="8"/>class_number="H302",</text:p>
      <text:p text:style-name="P1"><text:s text:c="8"/>teacher="Ms. Wilson", </text:p>
      <text:p text:style-name="P1"><text:s text:c="8"/>last_test_score=90</text:p>
      <text:p text:style-name="P1"><text:s text:c="4"/>)</text:p>
      <text:p text:style-name="P1"><text:s text:c="4"/></text:p>
      <text:p text:style-name="P1"><text:s text:c="4"/>bob_history = create_subject_student(</text:p>
      <text:p text:style-name="P1"><text:s text:c="8"/>student=bob,</text:p>
      <text:p text:style-name="P1"><text:s text:c="8"/>subject_name="History",</text:p>
      <text:p text:style-name="P1"><text:s text:c="8"/>level="Standard",</text:p>
      <text:p text:style-name="P1"><text:s text:c="8"/>class_number="H302",</text:p>
      <text:p text:style-name="P1"><text:s text:c="8"/>teacher="Ms. Wilson",</text:p>
      <text:p text:style-name="P1"><text:s text:c="8"/>last_test_score=78</text:p>
      <text:p text:style-name="P1"><text:s text:c="4"/>)</text:p>
      <text:p text:style-name="P1"><text:s text:c="4"/></text:p>
      <text:p text:style-name="P1"><text:s text:c="4"/># Apply simple grade calculation</text:p>
      <text:p text:style-name="P1"><text:s text:c="4"/>print("\n--- Calculating Grades ---")</text:p>
      <text:p text:style-name="P1"><text:s text:c="4"/>updated_students = simple_grade_calculation(greenwood.get_all_students())</text:p>
      <text:p text:style-name="P1"><text:s text:c="4"/></text:p>
      <text:p text:style-name="P1"><text:s text:c="4"/># Print student information with grades</text:p>
      <text:p text:style-name="P1"><text:s text:c="4"/>print("\n--- Student Information with Grades ---")</text:p>
      <text:p text:style-name="P1"><text:s text:c="4"/>for student in updated_students:</text:p>
      <text:p text:style-name="P1"><text:s text:c="8"/>print(student.get_full_student_data())</text:p>
      <text:p text:style-name="P1"><text:s text:c="8"/>if hasattr(student, 'subject_grades') and student.subject_grades:</text:p>
      <text:p text:style-name="P1"><text:s text:c="12"/>print("Subject Grades:")</text:p>
      <text:p text:style-name="P1"><text:s text:c="12"/>for subject, grade in student.subject_grades.items():</text:p>
      <text:p text:style-name="P1"><text:s text:c="16"/>print(f" <text:s/>{subject}: {grade}")</text:p>
      <text:p text:style-name="P1"><text:s text:c="12"/></text:p>
      <text:p text:style-name="P1"><text:s text:c="12"/>overall_avg = student.calculate_overall_average()</text:p>
      <text:p text:style-name="P1"><text:s text:c="12"/>if overall_avg is not None:</text:p>
      <text:p text:style-name="P1"><text:s text:c="16"/>print(f"Overall Average: {overall_avg:.2f}")</text:p>
      <text:p text:style-name="P1"><text:s text:c="12"/></text:p>
      <text:p text:style-name="P1"><text:s text:c="8"/>print("-" * 40)</text:p>
      <text:p text:style-name="P1"><text:s text:c="4"/></text:p>
      <text:p text:style-name="P1"><text:s text:c="4"/># Test school methods</text:p>
      <text:p text:style-name="P1"><text:s text:c="4"/>print("\n--- Testing School Methods ---")</text:p>
      <text:p text:style-name="P1"><text:s text:c="4"/>print("Students in year 11:")</text:p>
      <text:p text:style-name="P1"><text:s text:c="4"/>print(greenwood.list_students_by_year(11))</text:p>
      <text:p text:style-name="P1"><text:s text:c="4"/></text:p>
      <text:p text:style-name="P1"><text:s text:c="4"/>print("Students taking Mathematics:")</text:p>
      <text:p text:style-name="P1"><text:s text:c="4"/>print(greenwood.list_students_by_subject("Mathematics"))</text:p>
      <text:p text:style-name="P1"><text:s text:c="4"/></text:p>
      <text:p text:style-name="P1"><text:s text:c="4"/>print("Finding student by ID:")</text:p>
      <text:p text:style-name="P1"><text:s text:c="4"/>found_student = greenwood.find_student_by_id("ST001")</text:p>
      <text:p text:style-name="P1"><text:soft-page-break/><text:s text:c="4"/>if found_student:</text:p>
      <text:p text:style-name="P1"><text:s text:c="8"/>print(f"Found: {found_student.fName} {found_student.lName}")</text:p>
      <text:p text:style-name="P1"><text:s text:c="4"/></text:p>
      <text:p text:style-name="P1"><text:s text:c="4"/>print("Finding students by name:")</text:p>
      <text:p text:style-name="P1"><text:s text:c="4"/>found_students = greenwood.find_students_by_name(first_name="Alice")</text:p>
      <text:p text:style-name="P1"><text:s text:c="4"/>for student in found_students:</text:p>
      <text:p text:style-name="P1"><text:s text:c="8"/>print(f"Found: {student.fName} {student.lName}")</text:p>
      <text:p text:style-name="P1"><text:s text:c="4"/></text:p>
      <text:p text:style-name="P1"><text:s text:c="4"/># Test updating student information</text:p>
      <text:p text:style-name="P1"><text:s text:c="4"/>print("\n--- Testing Student Update Methods ---")</text:p>
      <text:p text:style-name="P1"><text:s text:c="4"/>bob.update_address(new_addressL1="999 New Address St")</text:p>
      <text:p text:style-name="P1"><text:s text:c="4"/>bob.add_subject("English")</text:p>
      <text:p text:style-name="P1"><text:s text:c="4"/>bob.update_guardian_contact(1, new_name="Margaret Jones", new_contact=5559998888)</text:p>
      <text:p text:style-name="P1"><text:s text:c="4"/></text:p>
      <text:p text:style-name="P1"><text:s text:c="4"/>print("Updated Bob's information:")</text:p>
      <text:p text:style-name="P1"><text:s text:c="4"/>print(bob.get_full_student_data())</text:p>
      <text:p text:style-name="P1"><text:s text:c="4"/></text:p>
      <text:p text:style-name="P1"><text:s text:c="4"/># Test removing a student</text:p>
      <text:p text:style-name="P1"><text:s text:c="4"/>print("\n--- Testing Student Removal ---")</text:p>
      <text:p text:style-name="P1"><text:s text:c="4"/>old_count = len(greenwood.students)</text:p>
      <text:p text:style-name="P1"><text:s text:c="4"/>greenwood.remove_student("ST001")</text:p>
      <text:p text:style-name="P1"><text:s text:c="4"/>new_count = len(greenwood.students)</text:p>
      <text:p text:style-name="P1"><text:s text:c="4"/>print(f"Student count before: {old_count}, after: {new_count}")</text:p>
      <text:p text:style-name="P1"><text:s text:c="4"/></text:p>
      <text:p text:style-name="P1"><text:s text:c="4"/>return greenwood</text:p>
      <text:p text:style-name="P1"/>
      <text:p text:style-name="P1"/>
      <text:p text:style-name="P1">def test_csv_loading():</text:p>
      <text:p text:style-name="P1"><text:s text:c="4"/>"""Test loading data from CSV files"""</text:p>
      <text:p text:style-name="P1"><text:s text:c="4"/>print("\n" + "="*50)</text:p>
      <text:p text:style-name="P1"><text:s text:c="4"/>print("TESTING CSV LOADING")</text:p>
      <text:p text:style-name="P1"><text:s text:c="4"/>print("="*50)</text:p>
      <text:p text:style-name="P1"><text:s text:c="4"/></text:p>
      <text:p text:style-name="P1"><text:s text:c="4"/># Create a school</text:p>
      <text:p text:style-name="P1"><text:s text:c="4"/>sunnydale = School(</text:p>
      <text:p text:style-name="P1"><text:s text:c="8"/>name="Sunnydale High School",</text:p>
      <text:p text:style-name="P1"><text:s text:c="8"/>address="1630 Revello Drive, Sunnydale",</text:p>
      <text:p text:style-name="P1"><text:s text:c="8"/>telephoneNumber="555-SUNNY",</text:p>
      <text:p text:style-name="P1"><text:s text:c="8"/>subjects=["Mathematics", "English", "History"]</text:p>
      <text:p text:style-name="P1"><text:s text:c="4"/>)</text:p>
      <text:p text:style-name="P1"><text:s text:c="4"/></text:p>
      <text:p text:style-name="P1"><text:s text:c="4"/># Load all student data from CSV files</text:p>
      <text:p text:style-name="P1"><text:s text:c="4"/>students = load_all_data(</text:p>
      <text:p text:style-name="P1"><text:s text:c="8"/>student_file="students.csv",</text:p>
      <text:p text:style-name="P1"><text:s text:c="8"/>math_file="math_grades.csv",</text:p>
      <text:p text:style-name="P1"><text:s text:c="8"/>english_file="english_grades.csv",</text:p>
      <text:p text:style-name="P1"><text:s text:c="8"/>history_file="history_grades.csv"</text:p>
      <text:p text:style-name="P1"><text:s text:c="4"/>)</text:p>
      <text:p text:style-name="P1"><text:s text:c="4"/></text:p>
      <text:p text:style-name="P1"><text:s text:c="4"/># Register each student with the school</text:p>
      <text:p text:style-name="P1"><text:s text:c="4"/>print("\n--- Registering CSV Students with School ---")</text:p>
      <text:p text:style-name="P1"><text:s text:c="4"/>for student in students:</text:p>
      <text:p text:style-name="P1"><text:soft-page-break/><text:s text:c="8"/>sunnydale.register_student(student)</text:p>
      <text:p text:style-name="P1"><text:s text:c="4"/></text:p>
      <text:p text:style-name="P1"><text:s text:c="4"/>print(f"School now has {len(sunnydale.students)} registered students")</text:p>
      <text:p text:style-name="P1"><text:s text:c="4"/></text:p>
      <text:p text:style-name="P1"><text:s text:c="4"/># Apply the grade calculation</text:p>
      <text:p text:style-name="P1"><text:s text:c="4"/>print("\n--- Calculating Final Grades for CSV Students ---")</text:p>
      <text:p text:style-name="P1"><text:s text:c="4"/>calculate_and_update_grades_for_students(sunnydale.get_all_students())</text:p>
      <text:p text:style-name="P1"><text:s text:c="4"/></text:p>
      <text:p text:style-name="P1"><text:s text:c="4"/># Display student information</text:p>
      <text:p text:style-name="P1"><text:s text:c="4"/>print("\n--- CSV Student Information ---")</text:p>
      <text:p text:style-name="P1"><text:s text:c="4"/>for student in sunnydale.get_all_students():</text:p>
      <text:p text:style-name="P1"><text:s text:c="8"/>print(student.get_summary_student_data())</text:p>
      <text:p text:style-name="P1"><text:s text:c="8"/>if hasattr(student, 'subject_grades') and student.subject_grades:</text:p>
      <text:p text:style-name="P1"><text:s text:c="12"/>print("Subject Grades:")</text:p>
      <text:p text:style-name="P1"><text:s text:c="12"/>for subject, grade in student.subject_grades.items():</text:p>
      <text:p text:style-name="P1"><text:s text:c="16"/>print(f" <text:s/>{subject}: {grade}")</text:p>
      <text:p text:style-name="P1"><text:s text:c="12"/></text:p>
      <text:p text:style-name="P1"><text:s text:c="12"/>overall_avg = student.calculate_overall_average()</text:p>
      <text:p text:style-name="P1"><text:s text:c="12"/>if overall_avg is not None:</text:p>
      <text:p text:style-name="P1"><text:s text:c="16"/>print(f"Overall Average: {overall_avg:.2f}")</text:p>
      <text:p text:style-name="P1"><text:s text:c="8"/></text:p>
      <text:p text:style-name="P1"><text:s text:c="8"/>print("-" * 40)</text:p>
      <text:p text:style-name="P1"><text:s text:c="4"/></text:p>
      <text:p text:style-name="P1"><text:s text:c="4"/># Test some school reporting methods</text:p>
      <text:p text:style-name="P1"><text:s text:c="4"/>print("\n--- School Reports ---")</text:p>
      <text:p text:style-name="P1"><text:s text:c="4"/>print("Students in Year 11:")</text:p>
      <text:p text:style-name="P1"><text:s text:c="4"/>print(sunnydale.list_students_by_year(11))</text:p>
      <text:p text:style-name="P1"><text:s text:c="4"/></text:p>
      <text:p text:style-name="P1"><text:s text:c="4"/>print("Students taking History:")</text:p>
      <text:p text:style-name="P1"><text:s text:c="4"/>print(sunnydale.list_students_by_subject("History"))</text:p>
      <text:p text:style-name="P1"><text:s text:c="4"/></text:p>
      <text:p text:style-name="P1"><text:s text:c="4"/># Get average grade for each subject</text:p>
      <text:p text:style-name="P1"><text:s text:c="4"/>print("\n--- Subject Average Grades ---")</text:p>
      <text:p text:style-name="P1"><text:s text:c="4"/>for subject in ["Mathematics", "English", "History"]:</text:p>
      <text:p text:style-name="P1"><text:s text:c="8"/>avg = sunnydale.get_average_grade(subject)</text:p>
      <text:p text:style-name="P1"><text:s text:c="8"/>if avg is not None:</text:p>
      <text:p text:style-name="P1"><text:s text:c="12"/>print(f"Average grade for {subject}: {avg}")</text:p>
      <text:p text:style-name="P1"><text:s text:c="4"/></text:p>
      <text:p text:style-name="P1"><text:s text:c="4"/># Find students with specific criteria</text:p>
      <text:p text:style-name="P1"><text:s text:c="4"/>print("\n--- Find Students by Name ---")</text:p>
      <text:p text:style-name="P1"><text:s text:c="4"/>smith_students = sunnydale.find_students_by_name(last_name="Smith")</text:p>
      <text:p text:style-name="P1"><text:s text:c="4"/>for student in smith_students:</text:p>
      <text:p text:style-name="P1"><text:s text:c="8"/>print(f"Found: {student.fName} {student.lName} (ID: {student.studentID})")</text:p>
      <text:p text:style-name="P1"><text:s text:c="4"/></text:p>
      <text:p text:style-name="P1"><text:s text:c="4"/>return sunnydale</text:p>
      <text:p text:style-name="P1"/>
      <text:p text:style-name="P1"/>
      <text:p text:style-name="P1">def main():</text:p>
      <text:p text:style-name="P1"><text:s text:c="4"/>"""Main function to run the tests"""</text:p>
      <text:p text:style-name="P1"><text:s text:c="4"/>print("\n" + "*"*70)</text:p>
      <text:p text:style-name="P1"><text:s text:c="4"/>print("SCHOOL MANAGEMENT SYSTEM TEST SUITE")</text:p>
      <text:p text:style-name="P1"><text:s text:c="4"/>print("*"*70)</text:p>
      <text:p text:style-name="P1"><text:soft-page-break/><text:s text:c="4"/></text:p>
      <text:p text:style-name="P1"><text:s text:c="4"/># Test manual creation and manipulation</text:p>
      <text:p text:style-name="P1"><text:s text:c="4"/>school1 = test_manual_creation()</text:p>
      <text:p text:style-name="P1"><text:s text:c="4"/></text:p>
      <text:p text:style-name="P1"><text:s text:c="4"/># Test CSV loading</text:p>
      <text:p text:style-name="P1"><text:s text:c="4"/>school2 = test_csv_loading()</text:p>
      <text:p text:style-name="P1"><text:s text:c="4"/></text:p>
      <text:p text:style-name="P1"><text:s text:c="4"/>print("\n" + "*"*70)</text:p>
      <text:p text:style-name="P1"><text:s text:c="4"/>print("ALL TESTS COMPLETED")</text:p>
      <text:p text:style-name="P1"><text:s text:c="4"/>print("*"*70)</text:p>
      <text:p text:style-name="P1"/>
      <text:p text:style-name="P1"/>
      <text:p text:style-name="P1">if __name__ == "__main__":</text:p>
      <text:p text:style-name="P1"><text:s text:c="4"/>main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3T19:46:43.899693113</meta:creation-date>
    <dc:date>2025-05-13T19:47:05.564006954</dc:date>
    <meta:editing-duration>PT26S</meta:editing-duration>
    <meta:editing-cycles>1</meta:editing-cycles>
    <meta:document-statistic meta:table-count="0" meta:image-count="0" meta:object-count="0" meta:page-count="6" meta:paragraph-count="264" meta:word-count="663" meta:character-count="8310" meta:non-whitespace-character-count="6376"/>
    <meta:generator>LibreOffice/24.2.7.2$Linux_X86_64 LibreOffice_project/420$Build-2</meta:generator>
  </office:meta>
</office:document-meta>
</file>